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44cm" fo:min-width="4.55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7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2.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0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2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582cm"/>
    </style:style>
    <style:style style:name="gr7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059cm" fo:min-width="4.917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7cm" svg:stroke-color="#002855" draw:marker-start-width="0.415cm" draw:marker-end="Arrow" draw:marker-end-width="0.4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455cm"/>
    </style:style>
    <style:style style:name="gr10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059cm" fo:min-width="4.94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506cm"/>
    </style:style>
    <style:style style:name="gr12" style:family="graphic" style:parent-style-name="objectwithoutfill">
      <style:graphic-properties svg:stroke-width="0.07cm" svg:stroke-color="#002855" draw:marker-start-width="0.415cm" draw:marker-end="" draw:marker-end-width="0.405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126cm"/>
    </style:style>
    <style:style style:name="gr14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059cm" fo:min-width="5.90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0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7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7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9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1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04cm"/>
    </style:style>
    <style:style style:name="gr21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299cm" fo:min-width="5.90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4.2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0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702cm"/>
    </style:style>
    <style:style style:name="gr27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44cm" fo:min-width="4.907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77cm"/>
    </style:style>
    <style:style style:name="gr30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83cm" fo:min-width="5.727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903cm"/>
    </style:style>
    <style:style style:name="gr32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83cm" fo:min-width="3.86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059cm" fo:min-width="2.959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2.428cm"/>
    </style:style>
    <style:style style:name="gr35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83cm" fo:min-width="5.99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166cm"/>
    </style:style>
    <style:style style:name="gr37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059cm" fo:min-width="3.358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164cm"/>
    </style:style>
    <style:style style:name="gr39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059cm" fo:min-width="2.993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2.98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2.7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4.05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3.4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3.626cm"/>
    </style:style>
    <style:style style:name="gr45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299cm" fo:min-width="3.411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299cm" fo:min-width="3.576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64cm" fo:min-width="3.093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41cm" fo:min-width="2.263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4.194cm"/>
    </style:style>
    <style:style style:name="gr50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92cm" fo:min-width="3.341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1.941cm"/>
    </style:style>
    <style:style style:name="gr52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299cm" fo:min-width="4.156cm" fo:padding-top="0.15cm" fo:padding-bottom="0.15cm" fo:padding-left="0.275cm" fo:padding-right="0.275cm"/>
    </style:style>
    <style:style style:name="gr53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1.299cm" fo:min-width="1.955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1.9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629cm"/>
    </style:style>
    <style:style style:name="gr57" style:family="graphic" style:parent-style-name="standard">
      <style:graphic-properties draw:stroke="none" draw:fill="none" fo:min-height="0.64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41cm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  <style:text-properties style:font-name="Lato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2855" style:font-name="Lato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322300" style:font-name="Latin Modern Math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color="#002855" style:font-name="Lato" fo:font-size="16pt" style:font-size-asian="16pt" style:font-size-complex="16pt"/>
    </style:style>
    <style:style style:name="T2" style:family="text">
      <style:text-properties fo:color="#322300" style:font-name="Latin Modern Math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322300" style:text-position="33% 58%" style:font-name="Latin Modern Math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322300" style:font-name="Latin Modern Math2" fo:font-size="18pt" fo:font-weight="bold" style:font-name-asian="Latin Modern Math2" style:font-size-asian="18pt" style:font-weight-asian="bold" style:font-name-complex="Latin Modern Math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22cm" svg:height="1.618cm" svg:x="14.763cm" svg:y="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259cm" svg:height="0.925cm" svg:x="15.195cm" svg:y="0.67cm">
          <draw:text-box>
            <text:p text:style-name="P2"><text:span text:style-name="T1">mereosemiotic_relation</text:span></text:p>
          </draw:text-box>
        </draw:frame>
        <draw:custom-shape draw:style-name="gr1" draw:text-style-name="P1" draw:layer="layout" svg:width="7.222cm" svg:height="1.618cm" svg:x="27.063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21cm" svg:height="0.925cm" svg:x="29.095cm" svg:y="4.604cm">
          <draw:text-box>
            <text:p text:style-name="P2"><text:span text:style-name="T1">is_sign_for</text:span></text:p>
          </draw:text-box>
        </draw:frame>
        <draw:custom-shape draw:style-name="gr1" draw:text-style-name="P1" draw:layer="layout" svg:width="7.222cm" svg:height="1.618cm" svg:x="2.46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503cm" svg:height="0.925cm" svg:x="3.696cm" svg:y="4.605cm">
          <draw:text-box>
            <text:p text:style-name="P2"><text:span text:style-name="T1">has_proper_part</text:span></text:p>
          </draw:text-box>
        </draw:frame>
        <draw:custom-shape draw:style-name="gr1" draw:text-style-name="P1" draw:layer="layout" svg:width="7.222cm" svg:height="1.618cm" svg:x="10.66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793cm" svg:height="0.925cm" svg:x="10.896cm" svg:y="4.571cm">
          <draw:text-box>
            <text:p text:style-name="P2"><text:span text:style-name="T1">mereosemiotics_hp_ip_hs</text:span></text:p>
          </draw:text-box>
        </draw:frame>
        <draw:custom-shape draw:style-name="gr1" draw:text-style-name="P1" draw:layer="layout" svg:width="7.222cm" svg:height="1.618cm" svg:x="18.865cm" svg:y="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6.082cm" svg:height="0.925cm" svg:x="19.397cm" svg:y="4.572cm">
          <draw:text-box>
            <text:p text:style-name="P2"><text:span text:style-name="T1">mereosemiotics_hs_hp</text:span></text:p>
          </draw:text-box>
        </draw:frame>
        <draw:custom-shape draw:style-name="gr7" draw:text-style-name="P4" draw:layer="layout" svg:width="5.467cm" svg:height="1.359cm" svg:x="29.958cm" svg:y="7.94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505cm" svg:y1="4.432cm" svg:x2="14.763cm" svg:y2="1.309cm">
          <text:p/>
        </draw:line>
        <draw:line draw:style-name="gr8" draw:text-style-name="P1" draw:layer="layout" svg:x1="27.788cm" svg:y1="4.561cm" svg:x2="21.985cm" svg:y2="1.309cm">
          <text:p/>
        </draw:line>
        <draw:line draw:style-name="gr8" draw:text-style-name="P1" draw:layer="layout" svg:x1="16.371cm" svg:y1="4.367cm" svg:x2="16.96cm" svg:y2="1.927cm">
          <text:p/>
        </draw:line>
        <draw:line draw:style-name="gr8" draw:text-style-name="P1" draw:layer="layout" svg:x1="20.819cm" svg:y1="4.334cm" svg:x2="19.633cm" svg:y2="1.927cm">
          <text:p/>
        </draw:line>
        <draw:frame draw:style-name="gr9" draw:text-style-name="P3" draw:layer="layout" svg:width="4.955cm" svg:height="0.925cm" svg:x="30.284cm" svg:y="8.11cm">
          <draw:text-box>
            <text:p text:style-name="P2"><text:span text:style-name="T1">describes_process</text:span></text:p>
          </draw:text-box>
        </draw:frame>
        <draw:custom-shape draw:style-name="gr10" draw:text-style-name="P4" draw:layer="layout" svg:width="5.494cm" svg:height="1.359cm" svg:x="29.958cm" svg:y="10.94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006cm" svg:height="0.925cm" svg:x="30.284cm" svg:y="11.11cm">
          <draw:text-box>
            <text:p text:style-name="P2"><text:span text:style-name="T1">describes_product</text:span></text:p>
          </draw:text-box>
        </draw:frame>
        <draw:line draw:style-name="gr8" draw:text-style-name="P1" draw:layer="layout" svg:x1="7.861cm" svg:y1="28.776cm" svg:x2="7.845cm" svg:y2="5.762cm">
          <text:p/>
        </draw:line>
        <draw:line draw:style-name="gr12" draw:text-style-name="P1" draw:layer="layout" svg:x1="29.157cm" svg:y1="11.614cm" svg:x2="29.958cm" svg:y2="11.592cm">
          <text:p/>
        </draw:line>
        <draw:line draw:style-name="gr12" draw:text-style-name="P1" draw:layer="layout" svg:x1="29.157cm" svg:y1="8.714cm" svg:x2="29.958cm" svg:y2="8.692cm">
          <text:p/>
        </draw:line>
        <draw:custom-shape draw:style-name="gr1" draw:text-style-name="P1" draw:layer="layout" svg:width="7.222cm" svg:height="1.618cm" svg:x="27.064cm" svg:y="1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3.626cm" svg:height="0.925cm" svg:x="28.896cm" svg:y="14.505cm">
          <draw:text-box>
            <text:p text:style-name="P2"><text:span text:style-name="T1">is_model_for</text:span></text:p>
          </draw:text-box>
        </draw:frame>
        <draw:custom-shape draw:style-name="gr14" draw:text-style-name="P4" draw:layer="layout" svg:width="6.456cm" svg:height="1.359cm" svg:x="27.458cm" svg:y="17.643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5.552cm" svg:height="0.925cm" svg:x="27.884cm" svg:y="17.81cm">
          <draw:text-box>
            <text:p text:style-name="P2"><text:span text:style-name="T1">has_represented_kpi</text:span></text:p>
          </draw:text-box>
        </draw:frame>
        <draw:line draw:style-name="gr8" draw:text-style-name="P1" draw:layer="layout" svg:x1="30.704cm" svg:y1="17.643cm" svg:x2="30.704cm" svg:y2="15.762cm">
          <text:p/>
        </draw:line>
        <draw:line draw:style-name="gr8" draw:text-style-name="P1" draw:layer="layout" svg:x1="29.157cm" svg:y1="11.614cm" svg:x2="29.153cm" svg:y2="5.762cm">
          <text:p/>
        </draw:line>
        <draw:custom-shape draw:style-name="gr14" draw:text-style-name="P4" draw:layer="layout" svg:width="6.456cm" svg:height="1.359cm" svg:x="0.158cm" svg:y="7.943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298cm" svg:height="0.925cm" svg:x="0.684cm" svg:y="8.11cm">
          <draw:text-box>
            <text:p text:style-name="P2"><text:span text:style-name="T1">has_model_variable</text:span></text:p>
          </draw:text-box>
        </draw:frame>
        <draw:custom-shape draw:style-name="gr14" draw:text-style-name="P4" draw:layer="layout" svg:width="6.456cm" svg:height="1.359cm" svg:x="0.158cm" svg:y="9.943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6.251cm" svg:height="0.925cm" svg:x="0.284cm" svg:y="10.11cm">
          <draw:text-box>
            <text:p text:style-name="P2"><text:span text:style-name="T1">has_project_participant</text:span></text:p>
          </draw:text-box>
        </draw:frame>
        <draw:custom-shape draw:style-name="gr14" draw:text-style-name="P4" draw:layer="layout" svg:width="6.456cm" svg:height="1.359cm" svg:x="0.158cm" svg:y="12.643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437cm" svg:height="0.925cm" svg:x="0.184cm" svg:y="12.81cm">
          <draw:text-box>
            <text:p text:style-name="P2"><text:span text:style-name="T1">has_project_coordinator</text:span></text:p>
          </draw:text-box>
        </draw:frame>
        <draw:custom-shape draw:style-name="gr14" draw:text-style-name="P4" draw:layer="layout" svg:width="6.456cm" svg:height="1.359cm" svg:x="0.158cm" svg:y="14.64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651cm" svg:height="0.925cm" svg:x="1.084cm" svg:y="14.81cm">
          <draw:text-box>
            <text:p text:style-name="P2"><text:span text:style-name="T1">has_project_step</text:span></text:p>
          </draw:text-box>
        </draw:frame>
        <draw:custom-shape draw:style-name="gr14" draw:text-style-name="P4" draw:layer="layout" svg:width="6.456cm" svg:height="1.359cm" svg:x="0.158cm" svg:y="17.343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5.54cm" svg:height="0.925cm" svg:x="0.584cm" svg:y="17.51cm">
          <draw:text-box>
            <text:p text:style-name="P2"><text:span text:style-name="T1">has_translation_step</text:span></text:p>
          </draw:text-box>
        </draw:frame>
        <draw:custom-shape draw:style-name="gr21" draw:text-style-name="P4" draw:layer="layout" svg:width="6.456cm" svg:height="1.599cm" svg:x="0.158cm" svg:y="19.2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4.706cm" svg:height="1.599cm" svg:x="1.084cm" svg:y="19.21cm">
          <draw:text-box>
            <text:p text:style-name="P2"><text:span text:style-name="T1">has_step_</text:span><text:span text:style-name="T1"><text:line-break/></text:span><text:span text:style-name="T1">decision_support</text:span></text:p>
          </draw:text-box>
        </draw:frame>
        <draw:custom-shape draw:style-name="gr14" draw:text-style-name="P4" draw:layer="layout" svg:width="6.456cm" svg:height="1.359cm" svg:x="0.158cm" svg:y="21.343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4.82cm" svg:height="0.925cm" svg:x="0.984cm" svg:y="21.51cm">
          <draw:text-box>
            <text:p text:style-name="P2"><text:span text:style-name="T1">has_step_content</text:span></text:p>
          </draw:text-box>
        </draw:frame>
        <draw:custom-shape draw:style-name="gr14" draw:text-style-name="P4" draw:layer="layout" svg:width="6.456cm" svg:height="1.359cm" svg:x="0.158cm" svg:y="23.343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5.582cm" svg:height="0.925cm" svg:x="0.584cm" svg:y="23.51cm">
          <draw:text-box>
            <text:p text:style-name="P2"><text:span text:style-name="T1">has_step_participant</text:span></text:p>
          </draw:text-box>
        </draw:frame>
        <draw:custom-shape draw:style-name="gr14" draw:text-style-name="P4" draw:layer="layout" svg:width="6.456cm" svg:height="1.359cm" svg:x="0.158cm" svg:y="26.043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5.768cm" svg:height="0.925cm" svg:x="0.584cm" svg:y="26.21cm">
          <draw:text-box>
            <text:p text:style-name="P2"><text:span text:style-name="T1">has_step_coordinator</text:span></text:p>
          </draw:text-box>
        </draw:frame>
        <draw:custom-shape draw:style-name="gr14" draw:text-style-name="P4" draw:layer="layout" svg:width="6.456cm" svg:height="1.359cm" svg:x="0.158cm" svg:y="28.043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4.202cm" svg:height="0.925cm" svg:x="1.284cm" svg:y="28.21cm">
          <draw:text-box>
            <text:p text:style-name="P2"><text:span text:style-name="T1">has_subproject</text:span></text:p>
          </draw:text-box>
        </draw:frame>
        <draw:line draw:style-name="gr8" draw:text-style-name="P1" draw:layer="layout" svg:x1="3.41cm" svg:y1="26.043cm" svg:x2="3.41cm" svg:y2="24.702cm">
          <text:p/>
        </draw:line>
        <draw:line draw:style-name="gr8" draw:text-style-name="P1" draw:layer="layout" svg:x1="3.354cm" svg:y1="17.343cm" svg:x2="3.354cm" svg:y2="16.002cm">
          <text:p/>
        </draw:line>
        <draw:line draw:style-name="gr8" draw:text-style-name="P1" draw:layer="layout" svg:x1="3.438cm" svg:y1="12.643cm" svg:x2="3.438cm" svg:y2="11.302cm">
          <text:p/>
        </draw:line>
        <draw:line draw:style-name="gr8" draw:text-style-name="P1" draw:layer="layout" svg:x1="28.122cm" svg:y1="14.389cm" svg:x2="28.108cm" svg:y2="5.634cm">
          <text:p/>
        </draw:line>
        <draw:line draw:style-name="gr12" draw:text-style-name="P1" draw:layer="layout" svg:x1="6.614cm" svg:y1="8.634cm" svg:x2="7.845cm" svg:y2="8.634cm">
          <text:p/>
        </draw:line>
        <draw:line draw:style-name="gr12" draw:text-style-name="P1" draw:layer="layout" svg:x1="6.614cm" svg:y1="10.634cm" svg:x2="7.861cm" svg:y2="10.634cm">
          <text:p/>
        </draw:line>
        <draw:line draw:style-name="gr12" draw:text-style-name="P1" draw:layer="layout" svg:x1="6.614cm" svg:y1="15.334cm" svg:x2="7.845cm" svg:y2="15.334cm">
          <text:p/>
        </draw:line>
        <draw:line draw:style-name="gr12" draw:text-style-name="P1" draw:layer="layout" svg:x1="6.614cm" svg:y1="20.034cm" svg:x2="7.861cm" svg:y2="20.034cm">
          <text:p/>
        </draw:line>
        <draw:line draw:style-name="gr12" draw:text-style-name="P1" draw:layer="layout" svg:x1="6.614cm" svg:y1="22.034cm" svg:x2="7.861cm" svg:y2="22.034cm">
          <text:p/>
        </draw:line>
        <draw:line draw:style-name="gr12" draw:text-style-name="P1" draw:layer="layout" svg:x1="6.614cm" svg:y1="24.034cm" svg:x2="7.861cm" svg:y2="24.034cm">
          <text:p/>
        </draw:line>
        <draw:line draw:style-name="gr12" draw:text-style-name="P1" draw:layer="layout" svg:x1="6.614cm" svg:y1="28.776cm" svg:x2="7.861cm" svg:y2="28.776cm">
          <text:p/>
        </draw:line>
        <draw:custom-shape draw:style-name="gr27" draw:text-style-name="P1" draw:layer="layout" svg:width="7.715cm" svg:height="1.618cm" svg:x="18.66cm" svg:y="7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7.03cm" svg:height="0.925cm" svg:x="19.07cm" svg:y="8cm">
          <draw:text-box>
            <text:p text:style-name="P2"><text:span text:style-name="T1">has_symbolic_part_of_sign</text:span></text:p>
          </draw:text-box>
        </draw:frame>
        <draw:frame draw:style-name="gr29" draw:text-style-name="P3" draw:layer="layout" svg:width="4.27cm" svg:height="0.925cm" svg:x="18.698cm" svg:y="11.073cm">
          <draw:text-box>
            <text:p text:style-name="P2"><text:span text:style-name="T1">has_annotation</text:span></text:p>
          </draw:text-box>
        </draw:frame>
        <draw:custom-shape draw:style-name="gr30" draw:text-style-name="P4" draw:layer="layout" svg:width="6.403cm" svg:height="1.309cm" svg:x="14.098cm" svg:y="15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6.403cm" svg:height="0.925cm" svg:x="14.098cm" svg:y="15.474cm">
          <draw:text-box>
            <text:p text:style-name="P2"><text:span text:style-name="T1">has_process_annotation</text:span></text:p>
          </draw:text-box>
        </draw:frame>
        <draw:custom-shape draw:style-name="gr32" draw:text-style-name="P4" draw:layer="layout" svg:width="4.536cm" svg:height="1.309cm" svg:x="18.598cm" svg:y="1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0.845cm" svg:y1="10.906cm" svg:x2="20.833cm" svg:y2="9.33cm">
          <text:p/>
        </draw:line>
        <draw:line draw:style-name="gr8" draw:text-style-name="P1" draw:layer="layout" svg:x1="22.476cm" svg:y1="7.712cm" svg:x2="22.475cm" svg:y2="5.829cm">
          <text:p/>
        </draw:line>
        <draw:line draw:style-name="gr8" draw:text-style-name="P1" draw:layer="layout" svg:x1="21.124cm" svg:y1="17.613cm" svg:x2="21.124cm" svg:y2="12.243cm">
          <text:p/>
        </draw:line>
        <draw:custom-shape draw:style-name="gr33" draw:text-style-name="P4" draw:layer="layout" svg:width="3.509cm" svg:height="1.359cm" svg:x="9.07cm" svg:y="15.298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2.928cm" svg:height="0.925cm" svg:x="9.29cm" svg:y="15.465cm">
          <draw:text-box>
            <text:p text:style-name="P2"><text:span text:style-name="T1">addresses</text:span></text:p>
          </draw:text-box>
        </draw:frame>
        <draw:line draw:style-name="gr8" draw:text-style-name="P1" draw:layer="layout" svg:x1="12.59cm" svg:y1="15.985cm" svg:x2="14.098cm" svg:y2="16.006cm">
          <text:p/>
        </draw:line>
        <draw:custom-shape draw:style-name="gr35" draw:text-style-name="P4" draw:layer="layout" svg:width="6.666cm" svg:height="1.309cm" svg:x="16.436cm" svg:y="17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" draw:layer="layout" svg:width="6.666cm" svg:height="0.925cm" svg:x="16.436cm" svg:y="17.771cm">
          <draw:text-box>
            <text:p text:style-name="P2"><text:span text:style-name="T1">has_property_annotation</text:span></text:p>
          </draw:text-box>
        </draw:frame>
        <draw:line draw:style-name="gr8" draw:text-style-name="P1" draw:layer="layout" svg:x1="19.636cm" svg:y1="15.316cm" svg:x2="19.635cm" svg:y2="12.215cm">
          <text:p/>
        </draw:line>
        <draw:custom-shape draw:style-name="gr37" draw:text-style-name="P4" draw:layer="layout" svg:width="3.908cm" svg:height="1.359cm" svg:x="15.727cm" svg:y="20.34cm">
          <text:p/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3.664cm" svg:height="0.925cm" svg:x="15.783cm" svg:y="20.534cm">
          <draw:text-box>
            <text:p text:style-name="P2"><text:span text:style-name="T1">occurs_in_bc</text:span></text:p>
          </draw:text-box>
        </draw:frame>
        <draw:custom-shape draw:style-name="gr39" draw:text-style-name="P4" draw:layer="layout" svg:width="3.543cm" svg:height="1.359cm" svg:x="20.227cm" svg:y="20.34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3.487cm" svg:height="0.925cm" svg:x="20.283cm" svg:y="20.534cm">
          <draw:text-box>
            <text:p text:style-name="P2"><text:span text:style-name="T1">occurs_in_ic</text:span></text:p>
          </draw:text-box>
        </draw:frame>
        <draw:line draw:style-name="gr8" draw:text-style-name="P1" draw:layer="layout" svg:x1="17.918cm" svg:y1="20.34cm" svg:x2="17.907cm" svg:y2="18.922cm">
          <text:p/>
        </draw:line>
        <draw:line draw:style-name="gr8" draw:text-style-name="P1" draw:layer="layout" svg:x1="21.761cm" svg:y1="20.34cm" svg:x2="21.75cm" svg:y2="18.922cm">
          <text:p/>
        </draw:line>
        <draw:frame draw:style-name="gr41" draw:text-style-name="P3" draw:layer="layout" svg:width="3.211cm" svg:height="0.925cm" svg:x="23.062cm" svg:y="15.436cm">
          <draw:text-box>
            <text:p text:style-name="P2"><text:span text:style-name="T1">has_aspect</text:span></text:p>
          </draw:text-box>
        </draw:frame>
        <draw:frame draw:style-name="gr42" draw:text-style-name="P3" draw:layer="layout" svg:width="4.558cm" svg:height="1.599cm" svg:x="12.644cm" svg:y="7.532cm">
          <draw:text-box>
            <text:p text:style-name="P2"><text:span text:style-name="T1">considers_</text:span><text:span text:style-name="T1"><text:line-break/></text:span><text:span text:style-name="T1">application_case</text:span></text:p>
          </draw:text-box>
        </draw:frame>
        <draw:frame draw:style-name="gr43" draw:text-style-name="P3" draw:layer="layout" svg:width="3.961cm" svg:height="1.599cm" svg:x="11.709cm" svg:y="10.742cm">
          <draw:text-box>
            <text:p text:style-name="P2"><text:span text:style-name="T1">considers_</text:span><text:span text:style-name="T1"><text:line-break/></text:span><text:span text:style-name="T1">business_case</text:span></text:p>
          </draw:text-box>
        </draw:frame>
        <draw:frame draw:style-name="gr44" draw:text-style-name="P3" draw:layer="layout" svg:width="4.126cm" svg:height="1.599cm" svg:x="14.35cm" svg:y="12.786cm">
          <draw:text-box>
            <text:p text:style-name="P2"><text:span text:style-name="T1">considers_</text:span><text:span text:style-name="T1"><text:line-break/></text:span><text:span text:style-name="T1">industrial_case</text:span></text:p>
          </draw:text-box>
        </draw:frame>
        <draw:line draw:style-name="gr8" draw:text-style-name="P1" draw:layer="layout" svg:x1="11.197cm" svg:y1="15.298cm" svg:x2="11.197cm" svg:y2="5.496cm">
          <text:p/>
        </draw:line>
        <draw:custom-shape draw:style-name="gr45" draw:text-style-name="P4" draw:layer="layout" svg:width="3.961cm" svg:height="1.599cm" svg:x="11.709cm" svg:y="10.74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4.126cm" svg:height="1.599cm" svg:x="14.35cm" svg:y="12.78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4.661cm" svg:y1="15.316cm" svg:x2="24.661cm" svg:y2="9.23cm">
          <text:p/>
        </draw:line>
        <draw:custom-shape draw:style-name="gr47" draw:text-style-name="P4" draw:layer="layout" svg:width="5.793cm" svg:height="1.85cm" svg:x="12.056cm" svg:y="7.52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1" draw:layer="layout" svg:x1="14.929cm" svg:y1="7.532cm" svg:x2="14.928cm" svg:y2="5.828cm">
          <text:p/>
        </draw:line>
        <draw:line draw:style-name="gr8" draw:text-style-name="P1" draw:layer="layout" svg:x1="13.508cm" svg:y1="10.742cm" svg:x2="13.508cm" svg:y2="9.376cm">
          <text:p/>
        </draw:line>
        <draw:line draw:style-name="gr8" draw:text-style-name="P1" draw:layer="layout" svg:x1="16.404cm" svg:y1="12.814cm" svg:x2="16.405cm" svg:y2="9.376cm">
          <text:p/>
        </draw:line>
        <draw:custom-shape draw:style-name="gr48" draw:text-style-name="P4" draw:layer="layout" svg:width="4.473cm" svg:height="1.128cm" svg:x="22.451cm" svg:y="15.3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9" draw:text-style-name="P3" draw:layer="layout" svg:width="4.694cm" svg:height="1.599cm" svg:x="25.224cm" svg:y="23.217cm">
          <draw:text-box>
            <text:p text:style-name="P2"><text:span text:style-name="T1">has_application_</text:span><text:span text:style-name="T1"><text:line-break/></text:span><text:span text:style-name="T1">case_aspect</text:span></text:p>
          </draw:text-box>
        </draw:frame>
        <draw:custom-shape draw:style-name="gr50" draw:text-style-name="P4" draw:layer="layout" svg:width="6.185cm" svg:height="1.94cm" svg:x="24.268cm" svg:y="23.01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1" draw:layer="layout" svg:x1="25.825cm" svg:y1="23.017cm" svg:x2="25.825cm" svg:y2="16.461cm">
          <text:p/>
        </draw:line>
        <draw:frame draw:style-name="gr22" draw:text-style-name="P3" draw:layer="layout" svg:width="4.706cm" svg:height="1.599cm" svg:x="15.839cm" svg:y="23.117cm">
          <draw:text-box>
            <text:p text:style-name="P2"><text:span text:style-name="T1">has_case_</text:span><text:span text:style-name="T1"><text:line-break/></text:span><text:span text:style-name="T1">decision_support</text:span></text:p>
          </draw:text-box>
        </draw:frame>
        <draw:custom-shape draw:style-name="gr50" draw:text-style-name="P4" draw:layer="layout" svg:width="6.185cm" svg:height="1.94cm" svg:x="15.083cm" svg:y="23.01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1" draw:layer="layout" svg:x1="21.268cm" svg:y1="23.973cm" svg:x2="24.268cm" svg:y2="23.974cm">
          <text:p/>
        </draw:line>
        <draw:frame draw:style-name="gr22" draw:text-style-name="P3" draw:layer="layout" svg:width="4.706cm" svg:height="1.599cm" svg:x="8.577cm" svg:y="27.711cm">
          <draw:text-box>
            <text:p text:style-name="P2"><text:span text:style-name="T1">has_bca_</text:span><text:span text:style-name="T1"><text:line-break/></text:span><text:span text:style-name="T1">decision_support</text:span></text:p>
          </draw:text-box>
        </draw:frame>
        <draw:frame draw:style-name="gr51" draw:text-style-name="P3" draw:layer="layout" svg:width="2.441cm" svg:height="1.599cm" svg:x="14.841cm" svg:y="27.711cm">
          <draw:text-box>
            <text:p text:style-name="P2"><text:span text:style-name="T1">has_bc_</text:span><text:span text:style-name="T1"><text:line-break/></text:span><text:span text:style-name="T1">aspect</text:span></text:p>
          </draw:text-box>
        </draw:frame>
        <draw:custom-shape draw:style-name="gr52" draw:text-style-name="P4" draw:layer="layout" svg:width="4.706cm" svg:height="1.599cm" svg:x="8.577cm" svg:y="27.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05cm" svg:height="1.599cm" svg:x="14.777cm" svg:y="27.7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283cm" svg:y1="28.594cm" svg:x2="14.737cm" svg:y2="28.594cm">
          <text:p/>
        </draw:line>
        <draw:frame draw:style-name="gr22" draw:text-style-name="P3" draw:layer="layout" svg:width="4.706cm" svg:height="1.599cm" svg:x="27.177cm" svg:y="27.723cm">
          <draw:text-box>
            <text:p text:style-name="P2"><text:span text:style-name="T1">has_tca_</text:span><text:span text:style-name="T1"><text:line-break/></text:span><text:span text:style-name="T1">decision_support</text:span></text:p>
          </draw:text-box>
        </draw:frame>
        <draw:frame draw:style-name="gr54" draw:text-style-name="P3" draw:layer="layout" svg:width="2.426cm" svg:height="1.599cm" svg:x="33.541cm" svg:y="27.723cm">
          <draw:text-box>
            <text:p text:style-name="P2"><text:span text:style-name="T1">has_tc_</text:span><text:span text:style-name="T1"><text:line-break/></text:span><text:span text:style-name="T1">aspect</text:span></text:p>
          </draw:text-box>
        </draw:frame>
        <draw:custom-shape draw:style-name="gr52" draw:text-style-name="P4" draw:layer="layout" svg:width="4.706cm" svg:height="1.599cm" svg:x="27.177cm" svg:y="27.79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05cm" svg:height="1.599cm" svg:x="33.377cm" svg:y="27.79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1.883cm" svg:y1="28.606cm" svg:x2="33.337cm" svg:y2="28.606cm">
          <text:p/>
        </draw:line>
        <draw:frame draw:style-name="gr22" draw:text-style-name="P3" draw:layer="layout" svg:width="4.706cm" svg:height="1.599cm" svg:x="17.877cm" svg:y="27.735cm">
          <draw:text-box>
            <text:p text:style-name="P2"><text:span text:style-name="T1">has_ica_</text:span><text:span text:style-name="T1"><text:line-break/></text:span><text:span text:style-name="T1">decision_support</text:span></text:p>
          </draw:text-box>
        </draw:frame>
        <draw:frame draw:style-name="gr54" draw:text-style-name="P3" draw:layer="layout" svg:width="2.426cm" svg:height="1.599cm" svg:x="24.241cm" svg:y="27.735cm">
          <draw:text-box>
            <text:p text:style-name="P2"><text:span text:style-name="T1">has_ic_</text:span><text:span text:style-name="T1"><text:line-break/></text:span><text:span text:style-name="T1">aspect</text:span></text:p>
          </draw:text-box>
        </draw:frame>
        <draw:custom-shape draw:style-name="gr52" draw:text-style-name="P4" draw:layer="layout" svg:width="4.706cm" svg:height="1.599cm" svg:x="17.877cm" svg:y="27.80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05cm" svg:height="1.599cm" svg:x="24.077cm" svg:y="27.80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2.583cm" svg:y1="28.618cm" svg:x2="24.037cm" svg:y2="28.618cm">
          <text:p/>
        </draw:line>
        <draw:line draw:style-name="gr8" draw:text-style-name="P1" draw:layer="layout" svg:x1="16.129cm" svg:y1="27.78cm" svg:x2="25.015cm" svg:y2="24.502cm">
          <text:p/>
        </draw:line>
        <draw:line draw:style-name="gr8" draw:text-style-name="P1" draw:layer="layout" svg:x1="25.444cm" svg:y1="27.792cm" svg:x2="27.372cm" svg:y2="24.957cm">
          <text:p/>
        </draw:line>
        <draw:line draw:style-name="gr8" draw:text-style-name="P1" draw:layer="layout" svg:x1="34.639cm" svg:y1="27.792cm" svg:x2="29.657cm" svg:y2="24.502cm">
          <text:p/>
        </draw:line>
        <draw:line draw:style-name="gr8" draw:text-style-name="P1" draw:layer="layout" svg:x1="10.893cm" svg:y1="27.78cm" svg:x2="15.839cm" svg:y2="24.457cm">
          <text:p/>
        </draw:line>
        <draw:line draw:style-name="gr8" draw:text-style-name="P1" draw:layer="layout" svg:x1="20.278cm" svg:y1="27.804cm" svg:x2="18.232cm" svg:y2="24.957cm">
          <text:p/>
        </draw:line>
        <draw:line draw:style-name="gr8" draw:text-style-name="P1" draw:layer="layout" svg:x1="29.418cm" svg:y1="27.792cm" svg:x2="20.545cm" svg:y2="24.502cm">
          <text:p/>
        </draw:line>
        <draw:frame draw:style-name="gr55" draw:text-style-name="P5" draw:layer="layout" svg:width="1.376cm" svg:height="0.89cm" svg:x="5.609cm" svg:y="3.454cm">
          <draw:text-box>
            <text:p><text:span text:style-name="T2">P</text:span><text:span text:style-name="T3">–1</text:span></text:p>
          </draw:text-box>
        </draw:frame>
        <draw:frame draw:style-name="gr56" draw:text-style-name="P5" draw:layer="layout" svg:width="4.129cm" svg:height="0.89cm" svg:x="12.259cm" svg:y="3.42cm">
          <draw:text-box>
            <text:p><text:span text:style-name="T2">P</text:span><text:span text:style-name="T3">–1</text:span><text:span text:style-name="T2"> </text:span><text:span text:style-name="T4">∘⃘</text:span><text:span text:style-name="T2"> P </text:span><text:span text:style-name="T4">∘</text:span><text:span text:style-name="T2"> S</text:span><text:span text:style-name="T3">–1</text:span></text:p>
          </draw:text-box>
        </draw:frame>
        <draw:frame draw:style-name="gr57" draw:text-style-name="P6" draw:layer="layout" svg:width="0.959cm" svg:height="0.891cm" svg:x="30.288cm" svg:y="3.454cm">
          <draw:text-box>
            <text:p><text:span text:style-name="T2">S</text:span></text:p>
          </draw:text-box>
        </draw:frame>
        <draw:frame draw:style-name="gr58" draw:text-style-name="P5" draw:layer="layout" svg:width="2.91cm" svg:height="0.89cm" svg:x="21.06cm" svg:y="3.42cm">
          <draw:text-box>
            <text:p><text:span text:style-name="T2">S</text:span><text:span text:style-name="T3">–1</text:span><text:span text:style-name="T2"> </text:span><text:span text:style-name="T4">∘⃘</text:span><text:span text:style-name="T2"> P</text:span><text:span text:style-name="T3">–1</text:span></text:p>
          </draw:text-box>
        </draw:frame>
        <presentation:notes draw:style-name="dp2">
          <draw:page-thumbnail draw:style-name="gr5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3.0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14cm" fo:margin-bottom="0cm" fo:text-indent="0cm"/>
      <style:text-properties fo:font-size="6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85cm" fo:margin-bottom="0cm" fo:text-indent="0cm"/>
      <style:text-properties fo:font-size="54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57cm" fo:margin-bottom="0cm" fo:text-indent="0cm"/>
      <style:text-properties fo:font-size="45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28cm" fo:margin-bottom="0cm" fo:text-indent="0cm"/>
      <style:text-properties fo:font-size="45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0.59999847412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56cm" svg:height="7.047cm" svg:x="1.419cm" svg:y="2.397cm"/>
      <draw:page-thumbnail draw:layer="backgroundobjects" svg:width="8.456cm" svg:height="7.047cm" svg:x="1.419cm" svg:y="10.445cm"/>
      <draw:page-thumbnail draw:layer="backgroundobjects" svg:width="8.456cm" svg:height="7.047cm" svg:x="1.419cm" svg:y="18.493cm"/>
      <draw:page-thumbnail draw:layer="backgroundobjects" svg:width="8.456cm" svg:height="7.047cm" svg:x="11.714cm" svg:y="2.397cm"/>
      <draw:page-thumbnail draw:layer="backgroundobjects" svg:width="8.456cm" svg:height="7.047cm" svg:x="11.714cm" svg:y="10.445cm"/>
      <draw:page-thumbnail draw:layer="backgroundobjects" svg:width="8.456cm" svg:height="7.047cm" svg:x="11.714cm" svg:y="18.493cm"/>
    </style:handout-master>
    <style:master-page style:name="Default" style:page-layout-name="PM1" draw:style-name="Mdp1">
      <draw:frame presentation:style-name="Default-title" draw:layer="backgroundobjects" svg:width="32.399cm" svg:height="8.014cm" svg:x="1.8cm" svg:y="1.913cm" presentation:class="title" presentation:placeholder="true">
        <draw:text-box/>
      </draw:frame>
      <draw:frame presentation:style-name="Default-outline1" draw:layer="backgroundobjects" svg:width="32.399cm" svg:height="27.838cm" svg:x="1.8cm" svg:y="11.232cm" presentation:class="outline" presentation:placeholder="true">
        <draw:text-box/>
      </draw:frame>
      <draw:frame presentation:style-name="Mpr1" draw:text-style-name="MP2" draw:layer="backgroundobjects" svg:width="8.387cm" svg:height="3.31cm" svg:x="1.8cm" svg:y="43.7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411cm" svg:height="3.31cm" svg:x="12.312cm" svg:y="43.7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387cm" svg:height="3.31cm" svg:x="25.812cm" svg:y="43.7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homas Horsch</meta:initial-creator>
    <meta:creation-date>2020-06-08T15:22:34.183002070</meta:creation-date>
    <dc:date>2020-06-08T18:05:43.212399592</dc:date>
    <dc:creator>Martin Thomas Horsch</dc:creator>
    <meta:editing-duration>PT56M46S</meta:editing-duration>
    <meta:editing-cycles>17</meta:editing-cycles>
    <meta:generator>LibreOffice/5.1.6.2$Linux_X86_64 LibreOffice_project/10m0$Build-2</meta:generator>
    <meta:document-statistic meta:object-count="146"/>
  </office:meta>
</office:document-meta>
</file>